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71ba6" officeooo:paragraph-rsid="00171ba6"/>
    </style:style>
    <style:style style:name="P2" style:family="paragraph" style:parent-style-name="Text_20_body">
      <style:text-properties officeooo:paragraph-rsid="00171ba6"/>
    </style:style>
    <style:style style:name="T1" style:family="text">
      <style:text-properties officeooo:rsid="00171ba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ear <text:span text:style-name="T1">Sir/Madam</text:span>,</text:p>
      <text:p text:style-name="Text_20_body"/>
      <text:p text:style-name="Text_20_body">I am responding directly to your advertisement for an Oracle DBA for the Conners and Platt Corporation. As a certified and experienced Oracle DBA I am able to perform all levels of database maintenance and am fully qualified to do Oracle updates as well.</text:p>
      <text:p text:style-name="Text_20_body"/>
      <text:p text:style-name="Text_20_body">My current position as Oracle DBA puts me indirect contact with each element of the company's Oracle database. I have developed exceptional analytical skills that allow me to diagnose and take care of issues immediately. I also have excellent problem solving skills that can cross over to helping departmental managers get what they need from the company database.Your company's current expansion thanks to several large government contracts means that your Oracle database will be growing rapidly. For the past three years I have maintained and monitored an Oracle database that has grown at a pace similar to what your company will be experiencing. That makes my Oracle DBA skills invaluable to the future of your organization.</text:p>
      <text:p text:style-name="Text_20_body"/>
      <text:p text:style-name="Text_20_body">My extensive experience and strong educational background in the Oracle platform make me the ideal candidate to fill your Oracle DBA position. I am available at any time to discuss my personal qualifications and to set up an interview at your convenience.</text:p>
      <text:p text:style-name="Text_20_body"/>
      <text:p text:style-name="P2"><text:span text:style-name="T1">Yours s</text:span>incerely,</text:p>
      <text:p text:style-name="Text_20_body"/>
      <text:p text:style-name="P1">Udo Basch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4T08:42:36.632986090</meta:creation-date>
    <dc:date>2017-03-14T08:44:45.707244428</dc:date>
    <meta:editing-duration>PT2M9S</meta:editing-duration>
    <meta:editing-cycles>1</meta:editing-cycles>
    <meta:document-statistic meta:table-count="0" meta:image-count="0" meta:object-count="0" meta:page-count="1" meta:paragraph-count="6" meta:word-count="208" meta:character-count="1279" meta:non-whitespace-character-count="1077"/>
    <meta:generator>LibreOffice/5.2.4.2.1$Linux_X86_64 LibreOffice_project/20m0$Build-2</meta:generator>
  </office:meta>
</office:document-meta>
</file>